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Default" office:value-type="string" calcext:value-type="string">
            <text:p>2hop</text:p>
          </table:covered-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9T10:44:33.272545056</dc:date>
    <meta:editing-duration>P13DT11H35M31S</meta:editing-duration>
    <meta:editing-cycles>167</meta:editing-cycles>
    <meta:generator>LibreOffice/5.1.6.2$Linux_X86_64 LibreOffice_project/10m0$Build-2</meta:generator>
    <meta:document-statistic meta:table-count="7" meta:cell-count="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